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Montserrat" svg:font-family="Montserrat"/>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fo:color="#707987" style:font-name="Montserrat" fo:font-size="11.3500003814697pt" fo:letter-spacing="normal" fo:font-style="normal" fo:font-weight="normal"/>
    </style:style>
    <style:style style:name="P2" style:family="paragraph" style:parent-style-name="Heading_20_1" style:master-page-name="First_20_Page">
      <style:paragraph-properties style:page-number="auto"/>
    </style:style>
    <style:style style:name="T1" style:family="text">
      <style:text-properties style:font-name="Wingdings"/>
    </style:style>
    <style:style style:name="T2" style:family="text">
      <style:text-properties fo:language="es" fo:country="ES"/>
    </style:style>
    <style:style style:name="T3" style:family="text">
      <style:text-properties fo:font-variant="normal" fo:text-transform="none" fo:color="#707987" style:font-name="Montserrat" fo:font-size="11.3500003814697pt" fo:letter-spacing="normal" fo:font-style="normal" fo:font-weight="normal"/>
    </style:style>
    <style:style style:name="T4" style:family="text">
      <style:text-properties fo:font-weight="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588320826403001067" text:style-name="Outline">
        <text:list-item>
          <text:h text:style-name="P2" text:outline-level="1">APP</text:h>
        </text:list-item>
      </text:list>
      <text:p text:style-name="Text_20_body"/>
      <text:p text:style-name="Text_20_body"><text:a xlink:type="simple" xlink:href="https://www.yeeply.com/" text:style-name="Internet_20_link" text:visited-style-name="Visited_20_Internet_20_Link">Yeeply</text:a></text:p>
      <text:p text:style-name="Text_20_body"/>
      <text:p text:style-name="Text_20_body"/>
      <text:p text:style-name="Text_20_body">Yeeply(1) tiene un apartado de como funciona tanto para definir una app como para buscar un proyecto. Exigen firmar un contrato</text:p>
      <text:p text:style-name="Text_20_body"><text:span text:style-name="T3">Es importante que tengas claras las </text:span><text:span text:style-name="T4">diferencias principales</text:span><text:span text:style-name="T3">que vas a encontrar si en lugar de Yeeply, eliges trabajar con una empresa de desarrollo directamente, con una agencia, o si prefieres contratar directamente un empleado</text:span></text:p>
      <text:p text:style-name="P1"/>
      <text:p text:style-name="P1">pp se demora una semana en formar un equipo de trabajo</text:p>
      <text:p text:style-name="P1"/>
      <text:p text:style-name="P1"/>
      <text:p text:style-name="P1">Para validar la calidad de los profesionales de la red, hemos diseñado un método de certificación propio. Creemos que es importante retener el talento con unas condiciones de trabajo tan buenas, que los profesionales se centren solamente en los clientes.</text:p>
      <text:p text:style-name="P1"/>
      <text:p text:style-name="P1">Puedes solicitar presupuesto</text:p>
      <text:p text:style-name="P1">piedes autentificarte y manda ariculos para la casa</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Montserrat" svg:font-family="Montserrat"/>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CL" style:font-size-asian="11pt" style:language-asian="en" style:country-asian="US" style:font-size-complex="11pt" style:language-complex="ar" style:country-complex="SA"/>
    </style:default-style>
    <style:default-style style:family="paragraph">
      <style:paragraph-properties loext:contextual-spacing="false"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423cm" fo:margin-bottom="0cm"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loext:contextual-spacing="false" fo:margin-top="0.071cm" fo:margin-bottom="0cm"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loext:contextual-spacing="false" fo:margin-top="0.071cm" fo:margin-bottom="0cm"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loext:contextual-spacing="false" fo:margin-top="0cm" fo:margin-bottom="0cm"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loext:contextual-spacing="false" fo:margin-top="0cm" fo:margin-bottom="0cm" fo:line-height="100%"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size="16pt" style:font-size-asian="16pt" style:font-size-complex="16pt"/>
    </style:style>
    <style:style style:name="Título_20_2_20_Car" style:display-name="Título 2 Car" style:family="text" style:parent-style-name="Default_20_Paragraph_20_Font">
      <style:text-properties fo:color="#2e74b5" style:font-name="Courier New" fo:font-size="13pt" style:font-size-asian="13pt" style:font-size-complex="13pt"/>
    </style:style>
    <style:style style:name="Título_20_3_20_Car" style:display-name="Título 3 Car" style:family="text" style:parent-style-name="Default_20_Paragraph_20_Font">
      <style:text-properties fo:color="#1f4d78" style:font-name="Courier New" fo:font-size="12pt" style:font-size-asian="12pt" style:font-size-complex="12pt"/>
    </style:style>
    <style:style style:name="Encabezado_20_Car" style:display-name="Encabezado Car" style:family="text" style:parent-style-name="Default_20_Paragraph_20_Font">
      <style:text-properties style:font-name="Courier New"/>
    </style:style>
    <style:style style:name="Pie_20_de_20_página_20_Car" style:display-name="Pie de página Car" style:family="text" style:parent-style-name="Default_20_Paragraph_20_Font">
      <style:text-properties style:font-name="Courier New"/>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text:span text:style-name="MT2"> de </text:span><text:page-count style:num-format="1">1</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3</meta:editing-cycles>
    <meta:creation-date>2018-10-30T15:54:34.944000000</meta:creation-date>
    <meta:editing-duration>PT23H40M</meta:editing-duration>
    <meta:generator>OpenOffice/4.1.6$Unix OpenOffice.org_project/416m1$Build-9790</meta:generator>
    <dc:date>2019-04-09T10:03:21</dc:date>
    <dc:creator>Máximo Meza</dc:creator>
    <meta:document-statistic meta:table-count="0" meta:image-count="0" meta:object-count="0" meta:page-count="1" meta:paragraph-count="9" meta:word-count="124" meta:character-count="7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